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5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157.04pt"/>
    </style:style>
    <style:style style:name="co4" style:family="table-column">
      <style:table-column-properties fo:break-before="auto" style:column-width="179.6pt"/>
    </style:style>
    <style:style style:name="co5" style:family="table-column">
      <style:table-column-properties fo:break-before="auto" style:column-width="169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9.86pt" fo:break-before="auto" style:use-optimal-row-height="false"/>
    </style:style>
    <style:style style:name="ro3" style:family="table-row">
      <style:table-row-properties style:row-height="120.84pt" fo:break-before="auto" style:use-optimal-row-height="false"/>
    </style:style>
    <style:style style:name="ro4" style:family="table-row">
      <style:table-row-properties style:row-height="69.39pt" fo:break-before="auto" style:use-optimal-row-height="false"/>
    </style:style>
    <style:style style:name="ro5" style:family="table-row">
      <style:table-row-properties style:row-height="147.74pt" fo:break-before="auto" style:use-optimal-row-height="false"/>
    </style:style>
    <style:style style:name="ro6" style:family="table-row">
      <style:table-row-properties style:row-height="124.61pt" fo:break-before="auto" style:use-optimal-row-height="true"/>
    </style:style>
    <style:style style:name="ro7" style:family="table-row">
      <style:table-row-properties style:row-height="77.61pt" fo:break-before="auto" style:use-optimal-row-height="true"/>
    </style:style>
    <style:style style:name="ro8" style:family="table-row">
      <style:table-row-properties style:row-height="64.91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name-complex="Calibri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Liberation Sans" fo:font-size="10pt" style:font-size-asian="10pt" style:font-name-complex="Calibri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1d41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1d41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0000"/>
    </style:style>
    <style:style style:name="T8" style:family="text">
      <style:text-properties fo:color="#2a6099"/>
    </style:style>
    <style:style style:name="T9" style:family="text">
      <style:text-properties fo:color="#2a60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iscription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Steps 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utomation statu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egistration with valid credentials.</text:p>
          </table:table-cell>
          <table:table-cell table:style-name="ce13" office:value-type="string" calcext:value-type="string">
            <text:p/>
            <text:p/>
            <text:p><text:span text:style-name="T2">Launch website:</text:span></text:p>
            <text:p><text:span text:style-name="T2">https://telnyx.com/</text:span></text:p>
            <text:p><text:span text:style-name="T2">Press “Sign Up” button.</text:span></text:p>
          </table:table-cell>
          <table:table-cell table:style-name="ce5" office:value-type="string" calcext:value-type="string">
            <text:p><text:span text:style-name="T6">1. Enter “testsne13@gmail.com” in input field ”Work email”.</text:span></text:p>
            <text:p><text:span text:style-name="T6">2. Enter “Test” in input field “Full name”.</text:span></text:p>
            <text:p><text:span text:style-name="T6">3. Enter “Test1234test!” in input field “Password”.</text:span></text:p>
            <text:p><text:span text:style-name="T6">4. Click Check Box “I agree to the Terms and Conditions and Telnyx's Privacy Policy”</text:span></text:p>
            <text:p><text:span text:style-name="T6">5. Click “Create Account” button.</text:span></text:p>
            <text:p><text:span text:style-name="T6"/></text:p>
          </table:table-cell>
          <table:table-cell table:style-name="ce20" office:value-type="string" calcext:value-type="string">
            <text:p>Successful registration message.</text:p>
          </table:table-cell>
          <table:table-cell table:style-name="ce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egistering with an existing email.</text:p>
          </table:table-cell>
          <table:table-cell table:style-name="ce13" office:value-type="string" calcext:value-type="string">
            <text:p><text:span text:style-name="T3"/></text:p>
            <text:p><text:span text:style-name="T4">Launch website:</text:span></text:p>
            <text:p><text:span text:style-name="T4">https://telnyx.com/</text:span></text:p>
            <text:p><text:span text:style-name="T4">Press “Sign Up” button.</text:span></text:p>
          </table:table-cell>
          <table:table-cell table:style-name="ce5" office:value-type="string" calcext:value-type="string">
            <text:p><text:span text:style-name="T6">1. Enter “testsne13@gmail.com” in input field ”Work email”.</text:span></text:p>
            <text:p><text:span text:style-name="T6">2. Enter “Test” in input field “Full name”.</text:span></text:p>
            <text:p><text:span text:style-name="T6">3. Enter “Test1234test!” in input field “Password”.</text:span></text:p>
            <text:p><text:span text:style-name="T6">4. Click Check Box “I agree to the Terms and Conditions and Telnyx's Privacy Policy”</text:span></text:p>
            <text:p><text:span text:style-name="T6">5. Click “Create Account” button.</text:span></text:p>
          </table:table-cell>
          <table:table-cell table:style-name="ce20" office:value-type="string" calcext:value-type="string">
            <text:p>Message :</text:p>
            <text:p> <text:span text:style-name="T7">Another account already exists that resolves to the same Gmail account</text:span></text:p>
          </table:table-cell>
          <table:table-cell table:style-name="ce35" office:value-type="string" calcext:value-type="string">
            <text:p>automated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Sign in account.</text:p>
          </table:table-cell>
          <table:table-cell table:style-name="ce13" office:value-type="string" calcext:value-type="string">
            <text:p><text:span text:style-name="T5">Launch website:</text:span></text:p>
            <text:p><text:span text:style-name="T4">https://telnyx.com/</text:span></text:p>
            <text:p><text:span text:style-name="T4">Press “Sign In” button.</text:span></text:p>
          </table:table-cell>
          <table:table-cell table:style-name="ce5" office:value-type="string" calcext:value-type="string">
            <text:p>1. Enter “testsne13@gmail.com” in input field ”Business email”. </text:p>
            <text:p>2. Enter “Test1234test!” in input field “Password”. </text:p>
            <text:p>3. Click “Log In” button.  </text:p>
          </table:table-cell>
          <table:table-cell table:style-name="ce17" office:value-type="string" calcext:value-type="string">
            <text:p>Successful login.</text:p>
            <text:p>Login icon is Displayed.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Edit your profile.</text:p>
          </table:table-cell>
          <table:table-cell table:style-name="ce14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Hover your mouse over the profile circle and click “My Account”.</text:p>
            <text:p>2. Enter “Test2” in the input  field “Last Name”.</text:p>
            <text:p>3. Enter “Test Company” in the input field “Company Name”.</text:p>
            <text:p>4. Select "I am a freelancer" from the "Role" drop-down menu.</text:p>
            <text:p>5. Enter “777777” in the input field “Contact Phone Number”.</text:p>
            <text:p>6. Click “Save Changes” button.</text:p>
          </table:table-cell>
          <table:table-cell table:style-name="ce17" office:value-type="string" calcext:value-type="string">
            <text:p/>
            <text:p>Successful profile update message.</text:p>
            <text:p/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Add number to cart.</text:p>
          </table:table-cell>
          <table:table-cell table:style-name="ce18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Click “Numbers” button.</text:p>
            <text:p>2. Enter “Chicago” in the input/drop down field “Region”.</text:p>
            <text:p>3. Press “Enter” on keyboard.</text:p>
            <text:p>4. Select “SMS” from the “Number Features” drop-down menu.</text:p>
            <text:p>5. Click “Search numbers” button.</text:p>
            <text:p>6. Find number “+1 872 234 8262”.</text:p>
            <text:p>7. Click “Add to cart” button.</text:p>
            <text:p>8. Click “Cart” button.</text:p>
          </table:table-cell>
          <table:table-cell table:style-name="ce22" office:value-type="string" calcext:value-type="string">
            <text:p>Successful  added number to cart.</text:p>
            <text:p><text:span text:style-name="T6">The number of items in the cart has changed.</text:span>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lear the cart.</text:p>
          </table:table-cell>
          <table:table-cell table:style-name="ce18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  <text:p><text:span text:style-name="T4">Something added to cart as dicribe in case 4.</text:span></text:p>
            <text:p/>
          </table:table-cell>
          <table:table-cell table:style-name="ce5" office:value-type="string" calcext:value-type="string">
            <text:p>1. Click “Empty Cart” button.</text:p>
          </table:table-cell>
          <table:table-cell table:style-name="ce22" office:value-type="string" calcext:value-type="string">
            <text:p>You can see the inscription: </text:p>
            <text:p>Your Cart Is Empty</text:p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Profile log out.</text:p>
          </table:table-cell>
          <table:table-cell table:style-name="ce14" office:value-type="string" calcext:value-type="string">
            <text:p/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  <text:p/>
          </table:table-cell>
          <table:table-cell table:style-name="ce5" office:value-type="string" calcext:value-type="string">
            <text:p>1. Hover your mouse over the profile circle and click Sign Out.</text:p>
          </table:table-cell>
          <table:table-cell table:style-name="ce22" office:value-type="string" calcext:value-type="string">
            <text:p>Successful log out profile.</text:p>
            <text:p/>
          </table:table-cell>
          <table:table-cell table:style-name="ce25" office:value-type="string" calcext:value-type="string">
            <text:p>automated</text:p>
          </table:table-cell>
        </table:table-row>
        <table:table-row table:style-name="ro9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Check the visibility of elements on the main page.</text:p>
          </table:table-cell>
          <table:table-cell table:style-name="ce24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Should done precondition.</text:p>
          </table:table-cell>
          <table:table-cell office:value-type="string" calcext:value-type="string">
            <text:p>Elements:</text:p>
            <text:p/>
            <text:p><text:span text:style-name="T8">Messaging</text:span></text:p>
            <text:p><text:span text:style-name="T8">Verify</text:span></text:p>
            <text:p><text:span text:style-name="T8">Video Rooms BETA</text:span></text:p>
            <text:p><text:span text:style-name="T8">Reporting</text:span></text:p>
            <text:p><text:span text:style-name="T8">Google Verified Calls BETA</text:span></text:p>
            <text:p><text:span text:style-name="T8">Allowed Ips</text:span></text:p>
            <text:p/>
            <text:p>Are visible.</text:p>
          </table:table-cell>
          <table:table-cell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<text:s/>Check <text:s/>the clickability of the buttons on the main page.</text:p>
          </table:table-cell>
          <table:table-cell table:style-name="ce24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Click “Messaging” button.</text:p>
            <text:p>2. Click “Verify” button.</text:p>
            <text:p>3. Click “Video Rooms BETA” button.</text:p>
            <text:p>4. Click “Reporting” button.</text:p>
            <text:p>5. Click “google Verified Calls BETA” button.</text:p>
            <text:p>6.Click “Allowed Ips” button. </text:p>
          </table:table-cell>
          <table:table-cell office:value-type="string" calcext:value-type="string">
            <text:p>Clickability of the elements:</text:p>
            <text:p><text:span text:style-name="T9">Messaging</text:span></text:p>
            <text:p><text:span text:style-name="T9">Verify</text:span></text:p>
            <text:p><text:span text:style-name="T9">Video Rooms BETA</text:span></text:p>
            <text:p><text:span text:style-name="T9">Reporting</text:span></text:p>
            <text:p><text:span text:style-name="T9">Google Verified Calls BETA</text:span></text:p>
            <text:p><text:span text:style-name="T9">Allowed Ips</text:span></text:p>
          </table:table-cell>
          <table:table-cell/>
        </table:table-row>
        <table:table-row table:style-name="ro8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<text:span text:style-name="T1">Finding information about Telnyx in the support center</text:span>.</text:p>
          </table:table-cell>
          <table:table-cell table:style-name="ce24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Click “Support center” button.</text:p>
            <text:p>2. Enter in the search inpit field “Telnyx”.</text:p>
            <text:p>3. Press “enter” on keyboard.</text:p>
            <text:p>4. Click link “What is Telnyx”.</text:p>
          </table:table-cell>
          <table:table-cell table:style-name="ce22" office:value-type="string" calcext:value-type="string">
            <text:p>Successful redirect and visibility information about Telnyx.</text:p>
          </table:table-cell>
          <table:table-cell/>
        </table:table-row>
        <table:table-row table:style-name="ro11">
          <table:table-cell table:style-name="ce11" office:value-type="float" office:value="11" calcext:value-type="float">
            <text:p>11</text:p>
          </table:table-cell>
          <table:table-cell table:style-name="ce23" office:value-type="string" calcext:value-type="string">
            <text:p>Add sim to cart.</text:p>
          </table:table-cell>
          <table:table-cell table:style-name="ce17" office:value-type="string" calcext:value-type="string">
            <text:p><text:span text:style-name="T4">Launch website:</text:span></text:p>
            <text:p><text:span text:style-name="T4">https://telnyx.com/</text:span></text:p>
            <text:p><text:span text:style-name="T4">Sign-in account.</text:span></text:p>
          </table:table-cell>
          <table:table-cell table:style-name="ce5" office:value-type="string" calcext:value-type="string">
            <text:p>1. Click “Wireless” button.</text:p>
            <text:p>2. Click “SIM cards” button.</text:p>
            <text:p>3. Click “Add SIM to cart”.</text:p>
          </table:table-cell>
          <table:table-cell table:style-name="ce22" office:value-type="string" calcext:value-type="string">
            <text:p>Successful  added SIM to cart.</text:p>
            <text:p/>
            <text:p>The number of items in the cart has changed.</text:p>
          </table:table-cell>
          <table:table-cell/>
        </table:table-row>
        <table:table-row table:style-name="ro12" table:number-rows-repeated="1048563">
          <table:table-cell table:number-columns-repeated="6"/>
        </table:table-row>
        <table:table-row table:style-name="ro1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0:15:20.7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3:52:33.512000000</meta:creation-date>
    <dc:date>2022-08-04T20:14:34.564000000</dc:date>
    <meta:editing-duration>P1DT12H21M19S</meta:editing-duration>
    <meta:editing-cycles>12</meta:editing-cycles>
    <meta:generator>Neat_Office/6.2.8.2$Windows_x86 LibreOffice_project/</meta:generator>
    <meta:document-statistic meta:table-count="1" meta:cell-count="67" meta:object-count="0"/>
  </office:meta>
</office:document-meta>
</file>